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826388888888889" calcext:value-type="float">
            <text:p>0.8263888889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190907707592007" calcext:value-type="float">
            <text:p>0.1909077076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4.5/12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7/12" office:value-type="float" office:value="0.583333333333333" calcext:value-type="float">
            <text:p>0.58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19:30:33.556452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1-06T19:58:52.467872796</dc:date>
    <meta:editing-duration>PT9H20M15S</meta:editing-duration>
    <meta:editing-cycles>114</meta:editing-cycles>
    <meta:generator>LibreOffice/5.1.6.2$Linux_X86_64 LibreOffice_project/10m0$Build-2</meta:generator>
    <meta:document-statistic meta:table-count="1" meta:cell-count="54" meta:object-count="0"/>
  </office:meta>
</office:document-meta>
</file>